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dc2" officeooo:paragraph-rsid="00122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ver mail send test</text:p>
      <text:p text:style-name="P1">test</text:p>
      <text:p text:style-name="P1">fil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2T14:49:59.726491875</meta:creation-date>
    <dc:date>2025-07-02T14:50:27.540237643</dc:date>
    <meta:editing-duration>PT28S</meta:editing-duration>
    <meta:editing-cycles>1</meta:editing-cycles>
    <meta:document-statistic meta:table-count="0" meta:image-count="0" meta:object-count="0" meta:page-count="1" meta:paragraph-count="3" meta:word-count="6" meta:character-count="28" meta:non-whitespace-character-count="25"/>
    <meta:generator>LibreOffice/6.4.7.2$Linux_X86_64 LibreOffice_project/40$Build-2</meta:generator>
  </office:meta>
</office:document-meta>
</file>